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100" manifest:media-type=""/>
  <manifest:file-entry manifest:full-path="ObjectReplacements/Obj101" manifest:media-type=""/>
  <manifest:file-entry manifest:full-path="ObjectReplacements/Obj102" manifest:media-type=""/>
  <manifest:file-entry manifest:full-path="Obj102" manifest:media-type="application/vnd.sun.star.oleobject"/>
  <manifest:file-entry manifest:full-path="Configurations2/" manifest:media-type="application/vnd.sun.xml.ui.configuration"/>
  <manifest:file-entry manifest:full-path="Obj100" manifest:media-type="application/vnd.sun.star.oleobject"/>
  <manifest:file-entry manifest:full-path="meta.xml" manifest:media-type="text/xml"/>
  <manifest:file-entry manifest:full-path="Obj101" manifest:media-type="application/vnd.sun.star.oleobject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Pictures/10000000000002BF0000003267DEF4DC36A7D37E.png" manifest:media-type="image/png"/>
  <manifest:file-entry manifest:full-path="Pictures/100000000000017C0000008590AC5706B67F9854.png" manifest:media-type="image/png"/>
  <manifest:file-entry manifest:full-path="Pictures/10000000000003280000038BD008F72CB1E6C863.jpg" manifest:media-type="image/jpeg"/>
  <manifest:file-entry manifest:full-path="Pictures/10000000000002B60000002A1E85230935C22667.png" manifest:media-type="image/png"/>
  <manifest:file-entry manifest:full-path="Pictures/10000000000002B70000002CD9F9B63AAB61454A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1" svg:font-family="'Courier New'" style:font-adornments="Normal" style:font-family-generic="modern" style:font-pitch="fixed"/>
    <style:font-face style:name="Abadi MT Condensed Light" svg:font-family="'Abadi MT Condensed Light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 style:master-page-name="Standard">
      <style:table-properties style:width="18.944cm" fo:margin-left="0cm" fo:margin-top="0cm" fo:margin-bottom="0cm" style:page-number="auto" table:align="left" style:writing-mode="lr-tb"/>
    </style:style>
    <style:style style:name="Tableau1.A" style:family="table-column">
      <style:table-column-properties style:column-width="3.037cm"/>
    </style:style>
    <style:style style:name="Tableau1.B" style:family="table-column">
      <style:table-column-properties style:column-width="13.231cm"/>
    </style:style>
    <style:style style:name="Tableau1.C" style:family="table-column">
      <style:table-column-properties style:column-width="2.676cm"/>
    </style:style>
    <style:style style:name="Tableau1.1" style:family="table-row">
      <style:table-row-properties style:min-row-height="2.2cm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" style:family="table">
      <style:table-properties style:width="18.381cm" fo:margin-left="0cm" fo:margin-top="0cm" fo:margin-bottom="0cm" table:align="left" style:writing-mode="lr-tb"/>
    </style:style>
    <style:style style:name="Tableau2.A" style:family="table-column">
      <style:table-column-properties style:column-width="1.438cm"/>
    </style:style>
    <style:style style:name="Tableau2.B" style:family="table-column">
      <style:table-column-properties style:column-width="8.502cm"/>
    </style:style>
    <style:style style:name="Tableau2.C" style:family="table-column">
      <style:table-column-properties style:column-width="8.442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1cm" fo:padding-right="0.191cm" fo:padding-top="0cm" fo:padding-bottom="0cm" fo:border="0.5pt solid #000000"/>
    </style:style>
    <style:style style:name="Tableau2.2" style:family="table-row">
      <style:table-row-properties style:min-row-height="2.866cm" fo:keep-together="always"/>
    </style:style>
    <style:style style:name="Tableau2.A2" style:family="table-cell">
      <style:table-cell-properties fo:padding-left="0.191cm" fo:padding-right="0.191cm" fo:padding-top="0cm" fo:padding-bottom="0cm" fo:border="0.5pt solid #000000" loext:writing-mode="bt-lr"/>
    </style:style>
    <style:style style:name="Tableau2.3" style:family="table-row">
      <style:table-row-properties style:min-row-height="1.734cm" fo:keep-together="always"/>
    </style:style>
    <style:style style:name="Tableau2.4" style:family="table-row">
      <style:table-row-properties style:min-row-height="1.483cm" fo:keep-together="always"/>
    </style:style>
    <style:style style:name="Tableau2.5" style:family="table-row">
      <style:table-row-properties style:min-row-height="3.231cm" fo:keep-together="always"/>
    </style:style>
    <style:style style:name="Tableau3" style:family="table">
      <style:table-properties style:width="18.381cm" fo:margin-left="0cm" fo:margin-top="0cm" fo:margin-bottom="0cm" table:align="left" style:writing-mode="lr-tb"/>
    </style:style>
    <style:style style:name="Tableau3.A" style:family="table-column">
      <style:table-column-properties style:column-width="1.438cm"/>
    </style:style>
    <style:style style:name="Tableau3.B" style:family="table-column">
      <style:table-column-properties style:column-width="9.252cm"/>
    </style:style>
    <style:style style:name="Tableau3.C" style:family="table-column">
      <style:table-column-properties style:column-width="7.692c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-left="0.191cm" fo:padding-right="0.191cm" fo:padding-top="0cm" fo:padding-bottom="0cm" fo:border="0.5pt solid #000000"/>
    </style:style>
    <style:style style:name="Tableau3.B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3.2" style:family="table-row">
      <style:table-row-properties style:min-row-height="3.806cm" fo:keep-together="always"/>
    </style:style>
    <style:style style:name="Tableau3.A2" style:family="table-cell">
      <style:table-cell-properties fo:padding-left="0.191cm" fo:padding-right="0.191cm" fo:padding-top="0cm" fo:padding-bottom="0cm" fo:border="0.5pt solid #000000" loext:writing-mode="bt-lr"/>
    </style:style>
    <style:style style:name="Tableau3.3" style:family="table-row">
      <style:table-row-properties style:min-row-height="5.472cm" fo:keep-together="always"/>
    </style:style>
    <style:style style:name="Tableau3.A3" style:family="table-cell">
      <style:table-cell-properties fo:padding-left="0.191cm" fo:padding-right="0.191cm" fo:padding-top="0cm" fo:padding-bottom="0cm" fo:border="0.5pt solid #000000" loext:writing-mode="bt-lr"/>
    </style:style>
    <style:style style:name="Tableau3.4" style:family="table-row">
      <style:table-row-properties style:min-row-height="4.288cm" fo:keep-together="always"/>
    </style:style>
    <style:style style:name="Tableau3.A4" style:family="table-cell">
      <style:table-cell-properties fo:padding-left="0.191cm" fo:padding-right="0.191cm" fo:padding-top="0cm" fo:padding-bottom="0cm" fo:border="0.5pt solid #000000" loext:writing-mode="bt-lr"/>
    </style:style>
    <style:style style:name="Tableau4" style:family="table">
      <style:table-properties style:width="18.983cm" fo:margin-left="0cm" fo:margin-top="0cm" fo:margin-bottom="0cm" table:align="left" style:writing-mode="lr-tb"/>
    </style:style>
    <style:style style:name="Tableau4.A" style:family="table-column">
      <style:table-column-properties style:column-width="4.71cm"/>
    </style:style>
    <style:style style:name="Tableau4.B" style:family="table-column">
      <style:table-column-properties style:column-width="14.272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middle" fo:background-color="#eeddee" fo:padding-left="0.132cm" fo:padding-right="0.212cm" fo:padding-top="0.026cm" fo:padding-bottom="0.026cm" fo:border-left="none" fo:border-right="none" fo:border-top="none" fo:border-bottom="2.25pt outset #aaaaaa">
        <style:background-image/>
      </style:table-cell-properties>
    </style:style>
    <style:style style:name="Tableau4.A2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B2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A3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B3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A4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B4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A5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B5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A6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B6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A7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B7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A8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B8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A9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B9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P1" style:family="paragraph" style:parent-style-name="HTML_20_Preformatted">
      <loext:graphic-properties draw:fill="solid" draw:fill-color="#ffffff"/>
      <style:paragraph-properties fo:background-color="#ffffff"/>
    </style:style>
    <style:style style:name="P2" style:family="paragraph" style:parent-style-name="HTML_20_Preformatted">
      <loext:graphic-properties draw:fill="solid" draw:fill-color="#ffffff"/>
      <style:paragraph-properties fo:background-color="#ffffff"/>
      <style:text-properties style:font-name="Arial" fo:font-size="14pt" style:font-size-asian="14pt" style:font-name-complex="Arial2" style:font-size-complex="14pt"/>
    </style:style>
    <style:style style:name="P3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4" style:family="paragraph" style:parent-style-name="List_20_Paragraph" style:list-style-name="WWNum2">
      <style:paragraph-properties fo:margin-top="0cm" fo:margin-bottom="0cm" loext:contextual-spacing="true" fo:line-height="100%"/>
    </style:style>
    <style:style style:name="P5" style:family="paragraph" style:parent-style-name="List_20_Paragraph" style:list-style-name="WWNum3">
      <style:paragraph-properties fo:margin-top="0cm" fo:margin-bottom="0cm" loext:contextual-spacing="true" fo:line-height="100%"/>
    </style:style>
    <style:style style:name="P6" style:family="paragraph" style:parent-style-name="List_20_Paragraph">
      <style:paragraph-properties fo:margin-left="1.905cm" fo:margin-right="0cm" fo:text-indent="0cm" style:auto-text-indent="false"/>
    </style:style>
    <style:style style:name="P7" style:family="paragraph" style:parent-style-name="No_20_Spacing">
      <style:paragraph-properties fo:text-align="justify" style:justify-single-word="false"/>
      <style:text-properties style:font-name="Arial" fo:font-size="12pt" style:font-size-asian="12pt" style:font-name-complex="Arial2" style:font-size-complex="12pt"/>
    </style:style>
    <style:style style:name="P8" style:family="paragraph" style:parent-style-name="No_20_Spacing">
      <style:paragraph-properties fo:text-align="justify" style:justify-single-word="false"/>
      <style:text-properties style:font-name="Arial" fo:font-weight="bold" style:font-weight-asian="bold" style:font-name-complex="Arial2"/>
    </style:style>
    <style:style style:name="P9" style:family="paragraph" style:parent-style-name="No_20_Spacing">
      <style:paragraph-properties fo:text-align="justify" style:justify-single-word="false"/>
      <style:text-properties style:font-name="Arial" style:font-name-complex="Arial2"/>
    </style:style>
    <style:style style:name="P10" style:family="paragraph" style:parent-style-name="No_20_Spacing">
      <style:paragraph-properties fo:text-align="justify" style:justify-single-word="false"/>
    </style:style>
    <style:style style:name="P11" style:family="paragraph" style:parent-style-name="No_20_Spacing">
      <style:paragraph-properties fo:text-align="justify" style:justify-single-word="false" fo:padding-left="0.141cm" fo:padding-right="0.141cm" fo:padding-top="0.035cm" fo:padding-bottom="0.035cm" fo:border="0.51pt solid #000000"/>
      <style:text-properties style:font-name="Arial" fo:font-size="12pt" style:font-size-asian="12pt" style:font-name-complex="Arial2" style:font-size-complex="12pt"/>
    </style:style>
    <style:style style:name="P12" style:family="paragraph" style:parent-style-name="Normal_20__28_Web_29_">
      <style:paragraph-properties style:line-height-at-least="0.55cm" fo:text-align="justify" style:justify-single-word="false"/>
    </style:style>
    <style:style style:name="P13" style:family="paragraph" style:parent-style-name="Standard">
      <style:text-properties style:font-name="Arial" fo:font-size="14pt" style:font-size-asian="14pt" style:font-name-complex="Arial2" style:font-size-complex="14pt"/>
    </style:style>
    <style:style style:name="P14" style:family="paragraph" style:parent-style-name="Standard">
      <style:text-properties fo:color="#ff0000" style:font-name="Arial" fo:font-size="14pt" style:font-size-asian="14pt" style:font-name-complex="Arial2" style:font-size-complex="14pt"/>
    </style:style>
    <style:style style:name="P15" style:family="paragraph" style:parent-style-name="Standard">
      <style:text-properties fo:color="#ff0000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margin-top="0cm" fo:margin-bottom="0cm" loext:contextual-spacing="false" fo:line-height="100%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9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0" style:family="paragraph" style:parent-style-name="Standard">
      <style:paragraph-properties fo:margin-top="0cm" fo:margin-bottom="0cm" loext:contextual-spacing="false" fo:line-height="100%"/>
      <style:text-properties fo:color="#000000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style:font-name="Arial" fo:font-size="12pt" fo:font-weight="bold" style:font-size-asian="12pt" style:font-weight-asian="bold" style:font-name-complex="Arial2" style:font-size-complex="12pt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style:font-name="Arial" fo:font-size="12pt" style:font-size-asian="12pt" style:font-name-complex="Arial2" style:font-size-complex="12pt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style:font-name="Arial" fo:font-size="12pt" style:font-size-asian="12pt" style:font-name-complex="Arial2" style:font-size-complex="12pt" style:font-weight-complex="bold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style:font-name="Arial" fo:font-size="12pt" style:font-name-asian="Times New Roman" style:font-size-asian="12pt" style:language-asian="fr" style:country-asian="FR" style:font-name-complex="Arial2" style:font-size-complex="12pt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style:font-name="Arial" fo:font-size="14pt" fo:font-weight="bold" style:font-size-asian="14pt" style:font-weight-asian="bold" style:font-name-complex="Arial2" style:font-size-complex="14pt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style:font-name="Arial" fo:font-size="14pt" style:font-size-asian="14pt" style:font-name-complex="Arial2" style:font-size-complex="14pt" style:font-weight-complex="bold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style:font-name="Arial" fo:font-size="14pt" style:font-size-asian="14pt" style:font-name-complex="Arial2" style:font-size-complex="14pt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style:font-name="Arial" fo:font-size="14pt" style:text-underline-style="solid" style:text-underline-width="auto" style:text-underline-color="font-color" style:font-size-asian="14pt" style:font-name-complex="Arial2" style:font-size-complex="14pt"/>
    </style:style>
    <style:style style:name="P29" style:family="paragraph" style:parent-style-name="Standard">
      <style:paragraph-properties fo:margin-top="0cm" fo:margin-bottom="0cm" loext:contextual-spacing="false" fo:line-height="100%" fo:break-before="page"/>
      <style:text-properties style:font-name="Arial" fo:font-size="12pt" fo:font-weight="bold" style:font-size-asian="12pt" style:font-weight-asian="bold" style:font-name-complex="Arial2" style:font-size-complex="12pt"/>
    </style:style>
    <style:style style:name="P30" style:family="paragraph" style:parent-style-name="Standard">
      <style:paragraph-properties fo:margin-top="0cm" fo:margin-bottom="0cm" loext:contextual-spacing="false" fo:line-height="100%" fo:break-before="page"/>
    </style:style>
    <style:style style:name="P31" style:family="paragraph" style:parent-style-name="Standard">
      <style:paragraph-properties fo:margin-top="0cm" fo:margin-bottom="0cm" loext:contextual-spacing="false" fo:text-align="center" style:justify-single-word="false" fo:break-before="page"/>
    </style:style>
    <style:style style:name="P32" style:family="paragraph" style:parent-style-name="Standard">
      <style:paragraph-properties fo:margin-top="0cm" fo:margin-bottom="0cm" loext:contextual-spacing="false" fo:line-height="100%" fo:padding-left="0.141cm" fo:padding-right="0.141cm" fo:padding-top="0.035cm" fo:padding-bottom="0.035cm" fo:border="0.51pt solid #000000"/>
      <style:text-properties style:font-name="Arial" style:font-name-complex="Arial2"/>
    </style:style>
    <style:style style:name="P33" style:family="paragraph" style:parent-style-name="Standard">
      <style:paragraph-properties fo:margin-top="0cm" fo:margin-bottom="0cm" loext:contextual-spacing="false" fo:line-height="100%" fo:padding-left="0.141cm" fo:padding-right="0.141cm" fo:padding-top="0.035cm" fo:padding-bottom="0.035cm" fo:border="0.51pt solid #000000"/>
      <style:text-properties style:font-name="Arial" fo:font-size="12pt" style:font-size-asian="12pt" style:font-name-complex="Arial2" style:font-size-complex="12pt"/>
    </style:style>
    <style:style style:name="P34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 fo:padding-left="0.141cm" fo:padding-right="0.141cm" fo:padding-top="0.035cm" fo:padding-bottom="0.035cm" fo:border="0.51pt solid #000000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35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36" style:family="paragraph" style:parent-style-name="Standard">
      <style:paragraph-properties fo:margin-left="0.199cm" fo:margin-right="0.199cm" fo:text-align="center" style:justify-single-word="false" fo:text-indent="0cm" style:auto-text-indent="false"/>
    </style:style>
    <style:style style:name="P37" style:family="paragraph" style:parent-style-name="Standard">
      <style:paragraph-properties fo:margin-left="0.63cm" fo:margin-right="0cm" fo:margin-top="0cm" fo:margin-bottom="0.212cm" loext:contextual-spacing="false" fo:text-indent="0cm" style:auto-text-indent="false" fo:padding-left="0.141cm" fo:padding-right="0.141cm" fo:padding-top="0.035cm" fo:padding-bottom="0.035cm" fo:border="0.51pt solid #000000"/>
      <style:text-properties fo:color="#ff0000" style:font-name="Arial" fo:font-size="12pt" style:font-size-asian="12pt" style:font-name-complex="Arial2" style:font-size-complex="12pt"/>
    </style:style>
    <style:style style:name="P38" style:family="paragraph" style:parent-style-name="Standard">
      <style:paragraph-properties fo:margin-left="0.635cm" fo:margin-right="0cm" fo:text-indent="0cm" style:auto-text-indent="false"/>
    </style:style>
    <style:style style:name="P39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/>
      <style:text-properties style:font-name="Arial" fo:font-size="12pt" style:font-name-asian="Times New Roman" style:font-size-asian="12pt" style:language-asian="fr" style:country-asian="FR" style:font-name-complex="Arial2" style:font-size-complex="12pt"/>
    </style:style>
    <style:style style:name="P40" style:family="paragraph" style:parent-style-name="Standard">
      <style:paragraph-properties fo:margin-left="1.27cm" fo:margin-right="0cm" fo:margin-top="0cm" fo:margin-bottom="0cm" loext:contextual-spacing="false" fo:line-height="100%" fo:text-align="end" style:justify-single-word="false" fo:text-indent="0cm" style:auto-text-indent="false"/>
    </style:style>
    <style:style style:name="T1" style:family="text">
      <style:text-properties fo:color="#000000"/>
    </style:style>
    <style:style style:name="T2" style:family="text">
      <style:text-properties fo:color="#000000" style:font-name="Arial" fo:font-size="22pt" fo:font-weight="bold" style:font-size-asian="22pt" style:font-weight-asian="bold" style:font-name-complex="Arial2" style:font-size-complex="22pt" style:font-style-complex="italic" style:font-weight-complex="bold"/>
    </style:style>
    <style:style style:name="T3" style:family="text">
      <style:text-properties fo:color="#000000" fo:font-size="16pt" style:font-size-asian="16pt" style:font-size-complex="16pt"/>
    </style:style>
    <style:style style:name="T4" style:family="text">
      <style:text-properties fo:color="#000000" style:font-name="Courier New" fo:font-size="18pt" fo:language="en" fo:country="US" style:font-name-asian="Times New Roman" style:font-size-asian="18pt" style:language-asian="fr" style:country-asian="FR" style:font-name-complex="Courier New2" style:font-size-complex="18pt"/>
    </style:style>
    <style:style style:name="T5" style:family="text">
      <style:text-properties fo:color="#000000" style:font-name="Courier New" fo:font-size="16pt" style:font-name-asian="Times New Roman" style:font-size-asian="16pt" style:language-asian="fr" style:country-asian="FR" style:font-name-complex="Courier New2" style:font-size-complex="16pt"/>
    </style:style>
    <style:style style:name="T6" style:family="text">
      <style:text-properties fo:color="#000000" style:font-name="Courier New" fo:font-size="14pt" style:font-name-asian="Times New Roman" style:font-size-asian="14pt" style:language-asian="fr" style:country-asian="FR" style:font-name-complex="Courier New2" style:font-size-complex="14pt"/>
    </style:style>
    <style:style style:name="T7" style:family="text">
      <style:text-properties fo:color="#000000" style:font-name="Courier New" fo:font-size="10pt" style:font-name-asian="Times New Roman" style:font-size-asian="10pt" style:language-asian="fr" style:country-asian="FR" style:font-name-complex="Courier New2" style:font-size-complex="10pt"/>
    </style:style>
    <style:style style:name="T8" style:family="text">
      <style:text-properties fo:color="#000000" style:font-name="Courier New" fo:font-size="12pt" style:font-name-asian="Times New Roman" style:font-size-asian="12pt" style:language-asian="fr" style:country-asian="FR" style:font-name-complex="Courier New2" style:font-size-complex="12pt"/>
    </style:style>
    <style:style style:name="T9" style:family="text">
      <style:text-properties fo:color="#000000" fo:font-size="14pt" style:font-size-asian="14pt" style:font-size-complex="14pt"/>
    </style:style>
    <style:style style:name="T10" style:family="text">
      <style:text-properties fo:color="#000000" fo:font-size="13.5pt" style:font-size-asian="13.5pt" style:font-size-complex="13.5pt"/>
    </style:style>
    <style:style style:name="T11" style:family="text">
      <style:text-properties style:font-name="Arial" fo:font-size="12pt" fo:font-weight="bold" style:font-size-asian="12pt" style:font-weight-asian="bold" style:font-name-complex="Arial2" style:font-size-complex="12pt"/>
    </style:style>
    <style:style style:name="T12" style:family="text">
      <style:text-properties style:font-name="Arial" fo:font-size="12pt" style:font-size-asian="12pt" style:font-name-complex="Arial2" style:font-size-complex="12pt"/>
    </style:style>
    <style:style style:name="T13" style:family="text">
      <style:text-properties style:font-name="Arial" fo:font-size="12pt" style:font-size-asian="12pt" style:font-name-complex="Arial2" style:font-size-complex="12pt" style:font-weight-complex="bold"/>
    </style:style>
    <style:style style:name="T14" style:family="text">
      <style:text-properties style:font-name="Arial" fo:font-size="14pt" style:font-size-asian="14pt" style:font-name-complex="Arial2" style:font-size-complex="14pt"/>
    </style:style>
    <style:style style:name="T15" style:family="text">
      <style:text-properties style:font-name="Arial" fo:font-size="14pt" fo:language="en" fo:country="US" style:font-size-asian="14pt" style:font-name-complex="Arial2" style:font-size-complex="14pt"/>
    </style:style>
    <style:style style:name="T16" style:family="text">
      <style:text-properties style:font-name="Arial" fo:font-size="14pt" fo:font-weight="bold" style:font-size-asian="14pt" style:font-weight-asian="bold" style:font-name-complex="Arial2" style:font-size-complex="14pt" style:font-weight-complex="bold"/>
    </style:style>
    <style:style style:name="T17" style:family="text">
      <style:text-properties style:font-name="Arial" style:font-name-complex="Arial2"/>
    </style:style>
    <style:style style:name="T18" style:family="text">
      <style:text-properties style:font-name="Arial" fo:font-weight="bold" style:font-weight-asian="bold" style:font-name-complex="Arial2"/>
    </style:style>
    <style:style style:name="T19" style:family="text">
      <style:text-properties style:font-name="Arial" fo:language="en" fo:country="US" style:font-name-complex="Arial2"/>
    </style:style>
    <style:style style:name="T20" style:family="text">
      <style:text-properties style:font-name="Arial" fo:font-size="10pt" style:font-size-asian="10pt" style:font-name-complex="Arial2" style:font-size-complex="10pt"/>
    </style:style>
    <style:style style:name="T21" style:family="text">
      <style:text-properties style:font-name="Arial" fo:font-size="10pt" fo:font-weight="bold" style:font-size-asian="10pt" style:font-weight-asian="bold" style:font-name-complex="Arial2" style:font-size-complex="10pt"/>
    </style:style>
    <style:style style:name="T22" style:family="text">
      <style:text-properties fo:color="#008080" style:font-name="Courier New" fo:font-size="18pt" fo:language="en" fo:country="US" fo:font-weight="bold" style:font-name-asian="Times New Roman" style:font-size-asian="18pt" style:language-asian="fr" style:country-asian="FR" style:font-weight-asian="bold" style:font-name-complex="Courier New2" style:font-size-complex="18pt" style:font-weight-complex="bold"/>
    </style:style>
    <style:style style:name="T23" style:family="text">
      <style:text-properties fo:color="#008080" style:font-name="Courier New" fo:font-size="10pt" fo:font-weight="bold" style:font-name-asian="Times New Roman" style:font-size-asian="10pt" style:language-asian="fr" style:country-asian="FR" style:font-weight-asian="bold" style:font-name-complex="Courier New2" style:font-size-complex="10pt" style:font-weight-complex="bold"/>
    </style:style>
    <style:style style:name="T24" style:family="text">
      <style:text-properties fo:color="#008080" style:font-name="Courier New" fo:font-size="12pt" fo:font-weight="bold" style:font-name-asian="Times New Roman" style:font-size-asian="12pt" style:language-asian="fr" style:country-asian="FR" style:font-weight-asian="bold" style:font-name-complex="Courier New2" style:font-size-complex="12pt" style:font-weight-complex="bold"/>
    </style:style>
    <style:style style:name="T25" style:family="text">
      <style:text-properties fo:color="#008080" fo:font-size="14pt" fo:font-weight="bold" style:font-size-asian="14pt" style:font-weight-asian="bold" style:font-size-complex="14pt" style:font-weight-complex="bold"/>
    </style:style>
    <style:style style:name="T26" style:family="text">
      <style:text-properties fo:color="#000080" style:font-name="Courier New" fo:font-size="18pt" fo:language="en" fo:country="US" style:font-name-asian="Times New Roman" style:font-size-asian="18pt" style:language-asian="fr" style:country-asian="FR" style:font-name-complex="Courier New2" style:font-size-complex="18pt"/>
    </style:style>
    <style:style style:name="T27" style:family="text">
      <style:text-properties fo:color="#000080" style:font-name="Courier New" fo:font-size="16pt" style:font-name-asian="Times New Roman" style:font-size-asian="16pt" style:language-asian="fr" style:country-asian="FR" style:font-name-complex="Courier New2" style:font-size-complex="16pt"/>
    </style:style>
    <style:style style:name="T28" style:family="text">
      <style:text-properties fo:color="#000080" style:font-name="Courier New" fo:font-size="10pt" style:font-name-asian="Times New Roman" style:font-size-asian="10pt" style:language-asian="fr" style:country-asian="FR" style:font-name-complex="Courier New2" style:font-size-complex="10pt"/>
    </style:style>
    <style:style style:name="T29" style:family="text">
      <style:text-properties fo:color="#000080" style:font-name="Courier New" fo:font-size="10pt" fo:font-weight="bold" style:font-name-asian="Times New Roman" style:font-size-asian="10pt" style:language-asian="fr" style:country-asian="FR" style:font-weight-asian="bold" style:font-name-complex="Courier New2" style:font-size-complex="10pt" style:font-weight-complex="bold"/>
    </style:style>
    <style:style style:name="T30" style:family="text">
      <style:text-properties fo:color="#000080" style:font-name="Courier New" fo:font-size="12pt" style:font-name-asian="Times New Roman" style:font-size-asian="12pt" style:language-asian="fr" style:country-asian="FR" style:font-name-complex="Courier New2" style:font-size-complex="12pt"/>
    </style:style>
    <style:style style:name="T31" style:family="text">
      <style:text-properties fo:color="#000080" fo:font-size="14pt" fo:font-weight="bold" style:font-size-asian="14pt" style:font-weight-asian="bold" style:font-size-complex="14pt" style:font-weight-complex="bold"/>
    </style:style>
    <style:style style:name="T32" style:family="text">
      <style:text-properties fo:color="#000080" fo:font-size="14pt" style:font-size-asian="14pt" style:font-size-complex="14pt"/>
    </style:style>
    <style:style style:name="T33" style:family="text">
      <style:text-properties fo:color="#0000ff" style:font-name="Courier New" fo:font-size="16pt" style:font-name-asian="Times New Roman" style:font-size-asian="16pt" style:language-asian="fr" style:country-asian="FR" style:font-name-complex="Courier New2" style:font-size-complex="16pt"/>
    </style:style>
    <style:style style:name="T34" style:family="text">
      <style:text-properties fo:color="#0000ff" style:font-name="Courier New" fo:font-size="10pt" style:font-name-asian="Times New Roman" style:font-size-asian="10pt" style:language-asian="fr" style:country-asian="FR" style:font-name-complex="Courier New2" style:font-size-complex="10pt"/>
    </style:style>
    <style:style style:name="T35" style:family="text">
      <style:text-properties fo:color="#808080" style:font-name="Courier New" fo:font-size="10pt" fo:font-style="italic" style:font-name-asian="Times New Roman" style:font-size-asian="10pt" style:language-asian="fr" style:country-asian="FR" style:font-style-asian="italic" style:font-name-complex="Courier New2" style:font-size-complex="10pt" style:font-style-complex="italic"/>
    </style:style>
    <style:style style:name="T36" style:family="text">
      <style:text-properties fo:color="#808080" style:font-name="Courier New" fo:font-size="12pt" fo:font-style="italic" style:font-name-asian="Times New Roman" style:font-size-asian="12pt" style:language-asian="fr" style:country-asian="FR" style:font-style-asian="italic" style:font-name-complex="Courier New2" style:font-size-complex="12pt" style:font-style-complex="italic"/>
    </style:style>
    <style:style style:name="T37" style:family="text">
      <style:text-properties fo:color="#ff0000" style:font-name="Courier New" fo:font-size="10pt" style:font-name-asian="Times New Roman" style:font-size-asian="10pt" style:language-asian="fr" style:country-asian="FR" style:font-name-complex="Courier New2" style:font-size-complex="10pt"/>
    </style:style>
    <style:style style:name="T38" style:family="text">
      <style:text-properties fo:color="#660099" style:font-name="Courier New" fo:font-size="12pt" style:font-name-asian="Times New Roman" style:font-size-asian="12pt" style:language-asian="fr" style:country-asian="FR" style:font-name-complex="Courier New2" style:font-size-complex="12pt"/>
    </style:style>
    <style:style style:name="T39" style:family="text">
      <style:text-properties style:text-position="super 58%" style:font-name="Arial" style:font-name-complex="Arial2"/>
    </style:style>
    <style:style style:name="T40" style:family="text">
      <style:text-properties style:font-name="Courier New" fo:font-size="10pt" fo:language="en" fo:country="US" style:font-size-asian="10pt" style:font-name-complex="Courier New2" style:font-size-complex="10pt"/>
    </style:style>
    <style:style style:name="T41" style:family="text">
      <style:text-properties style:font-name="Courier New" fo:language="en" fo:country="US" style:font-name-complex="Courier New2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size="12pt" fo:font-weight="bold" style:font-size-asian="12pt" style:font-weight-asian="bold" style:font-size-complex="12pt" style:font-weight-complex="bold"/>
    </style:style>
    <style:style style:name="T44" style:family="text">
      <style:text-properties fo:font-size="14pt" style:font-size-asian="14pt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6.376cm" draw:visible-area-height="2.223cm"/>
    </style:style>
    <style:style style:name="fr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6.456cm" draw:visible-area-height="2.196cm"/>
    </style:style>
    <style:style style:name="fr4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7.885cm" draw:visible-area-height="7.805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8"><draw:frame draw:style-name="fr4" text:anchor-type="as-char" svg:width="2.381cm" svg:height="2.302cm" draw:z-index="9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eau1.A1" office:value-type="string">
            <text:p text:style-name="P18"><text:span text:style-name="T2">TP Codage des fichiers texte</text:span></text:p>
          </table:table-cell>
          <table:table-cell table:style-name="Tableau1.A1" office:value-type="string">
            <text:p text:style-name="P18"><draw:frame draw:style-name="fr1" draw:name="Image 2" text:anchor-type="as-char" svg:width="1.782cm" svg:height="2.046cm" draw:z-index="0"><draw:image xlink:href="Pictures/10000000000003280000038BD008F72CB1E6C863.jpg" xlink:type="simple" xlink:show="embed" xlink:actuate="onLoad" loext:mime-type="image/jpeg"/><svg:desc>logo touchard</svg:desc></draw:frame></text:p>
            <text:p text:style-name="P20"/>
          </table:table-cell>
        </table:table-row>
      </table:table>
      <text:p text:style-name="P21"/>
      <text:p text:style-name="P17"><text:span text:style-name="T11">Exercice 1</text:span><text:span text:style-name="T13"> : A l’aide de l’éditeur Edupython, donner le résultat des exemples suivants en le justifiant.</text:span></text:p>
      <text:p text:style-name="P22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3"/>
          </table:table-cell>
          <table:table-cell table:style-name="Tableau2.A1" office:value-type="string">
            <text:p text:style-name="Standard"><text:span text:style-name="T14">Instructions</text:span></text:p>
          </table:table-cell>
          <table:table-cell table:style-name="Tableau2.A1" office:value-type="string">
            <text:p text:style-name="Standard"><text:span text:style-name="T14">Résultat affiché sur la console</text:span></text:p>
          </table:table-cell>
        </table:table-row>
        <table:table-row table:style-name="Tableau2.2">
          <table:table-cell table:style-name="Tableau2.A2" office:value-type="string">
            <text:p text:style-name="P36"><text:span text:style-name="T14">Affichage</text:span></text:p>
          </table:table-cell>
          <table:table-cell table:style-name="Tableau2.A1" office:value-type="string">
            <text:p text:style-name="P19"><text:span text:style-name="T4">car='a'</text:span></text:p>
            <text:p text:style-name="P19"><text:span text:style-name="T4">print(car)</text:span></text:p>
          </table:table-cell>
          <table:table-cell table:style-name="Tableau2.A1" office:value-type="string">
            <text:p text:style-name="P14"/>
          </table:table-cell>
        </table:table-row>
        <table:table-row table:style-name="Tableau2.3">
          <table:table-cell table:style-name="Tableau2.A2" office:value-type="string">
            <text:p text:style-name="P36"><text:span text:style-name="T14">ord</text:span></text:p>
          </table:table-cell>
          <table:table-cell table:style-name="Tableau2.A1" office:value-type="string">
            <text:p text:style-name="P19"><text:span text:style-name="T4">car = </text:span><text:span text:style-name="T22">'b'<text:line-break/></text:span><text:span text:style-name="T26">print</text:span><text:span text:style-name="T4">(</text:span><text:span text:style-name="T26">ord</text:span><text:span text:style-name="T4">(car))</text:span></text:p>
            <text:p text:style-name="P19"><text:span text:style-name="T26">print</text:span><text:span text:style-name="T4">(</text:span><text:span text:style-name="T26">ord</text:span><text:span text:style-name="T4">(car)+2)</text:span></text:p>
          </table:table-cell>
          <table:table-cell table:style-name="Tableau2.A1" office:value-type="string">
            <text:p text:style-name="P15"/>
          </table:table-cell>
        </table:table-row>
        <table:table-row table:style-name="Tableau2.4">
          <table:table-cell table:style-name="Tableau2.A2" office:value-type="string">
            <text:p text:style-name="P36"><text:span text:style-name="T14">chr</text:span></text:p>
          </table:table-cell>
          <table:table-cell table:style-name="Tableau2.A1" office:value-type="string">
            <text:p text:style-name="P19"><text:span text:style-name="T5">valeur=</text:span><text:span text:style-name="T33">66<text:line-break/></text:span><text:span text:style-name="T27">print</text:span><text:span text:style-name="T5">(</text:span><text:span text:style-name="T27">chr</text:span><text:span text:style-name="T5">(valeur))</text:span></text:p>
          </table:table-cell>
          <table:table-cell table:style-name="Tableau2.A1" office:value-type="string">
            <text:p text:style-name="P15"/>
          </table:table-cell>
        </table:table-row>
        <table:table-row table:style-name="Tableau2.5">
          <table:table-cell table:style-name="Tableau2.A2" office:value-type="string">
            <text:p text:style-name="P36"><text:span text:style-name="T14">ord et chr</text:span></text:p>
          </table:table-cell>
          <table:table-cell table:style-name="Tableau2.A1" office:value-type="string">
            <text:p text:style-name="P19"><text:span text:style-name="T5">car = 'a'</text:span></text:p>
            <text:p text:style-name="P19"><text:span text:style-name="T5">valeur=ord(car)+2</text:span></text:p>
            <text:p text:style-name="P19"><text:span text:style-name="T5">print(valeur)</text:span></text:p>
            <text:p text:style-name="P19"><text:span text:style-name="T5">print(chr(valeur))</text:span></text:p>
          </table:table-cell>
          <table:table-cell table:style-name="Tableau2.A1" office:value-type="string">
            <text:p text:style-name="P14"/>
          </table:table-cell>
        </table:table-row>
        <table:table-row table:style-name="Tableau2.5">
          <table:table-cell table:style-name="Tableau2.A2" office:value-type="string">
            <text:p text:style-name="P36"><text:span text:style-name="T14">Chr Unicode</text:span></text:p>
          </table:table-cell>
          <table:table-cell table:style-name="Tableau2.A1" office:value-type="string">
            <text:p text:style-name="P19"><text:span text:style-name="T5">valeur=346</text:span></text:p>
            <text:p text:style-name="P19"><text:span text:style-name="T5">print(chr(valeur))</text:span></text:p>
            <text:p text:style-name="P19"><text:span text:style-name="T5">valeur=0x1f3</text:span></text:p>
            <text:p text:style-name="P19"><text:span text:style-name="T5">print(chr(valeur))</text:span></text:p>
          </table:table-cell>
          <table:table-cell table:style-name="Tableau2.A1" office:value-type="string">
            <text:p text:style-name="P14"/>
          </table:table-cell>
        </table:table-row>
      </table:table>
      <text:p text:style-name="P22"/>
      <text:p text:style-name="P17"><text:span text:style-name="T12">Python manipule des points de Code de l’UNICODE.</text:span></text:p>
      <text:p text:style-name="P22"/>
      <text:p text:style-name="P17"><text:span text:style-name="T12">Un code ASCII est compris seulement entre 0 et 255. Donc 346 est un Point de code et le caractère obtenu Ś est conforme à la table Unicode.</text:span></text:p>
      <text:p text:style-name="P22"/>
      <text:p text:style-name="P17"><text:span text:style-name="T12">ord() permet d’obtenir le code (Point de code; valeur numérique) d’un caractère/symbole </text:span></text:p>
      <text:p text:style-name="P17"><text:span text:style-name="T12">chr() permet d’obtenir le caractère/symbole correspondant à un code (Point de code) <text:s/>(valeur numérique)</text:span></text:p>
      <text:p text:style-name="P22"/>
      <text:p text:style-name="P29"/>
      <text:p text:style-name="P17"><text:span text:style-name="T11">Exercice 2 : Programme permettant de convertir un texte en minuscules</text:span></text:p>
      <text:p text:style-name="P22"/>
      <text:p text:style-name="P17"><text:span text:style-name="T12">Nous allons réaliser un programme permettant de convertir automatiquement une saisie quelconque en caractères minuscules sans utiliser la méthode lower() ?</text:span></text:p>
      <text:p text:style-name="P22"/>
      <text:list xml:id="list144503907" text:style-name="WWNum2">
        <text:list-item>
          <text:p text:style-name="P4"><text:span text:style-name="T12">Avec le Bloc-notes, créez un fichier texte en inscrivant votre nom et votre prénom tout en minuscule (toujours sans accents) puis tout en majuscule.</text:span></text:p>
        </text:list-item>
        <text:list-item>
          <text:p text:style-name="P4"><text:span text:style-name="T12">Editez ce fichier avec </text:span><text:a xlink:type="simple" xlink:href="https://hexed.it/" text:style-name="ListLabel_20_9" text:visited-style-name="ListLabel_20_9"><text:span text:style-name="Internet_20_link"><text:span text:style-name="T12">hexed</text:span></text:span></text:a></text:p>
        </text:list-item>
        <text:list-item>
          <text:p text:style-name="P4"><text:span text:style-name="T12">Quelles sont les différences entre les valeurs des codes des caractères saisis en majuscule de ceux saisis en minuscule ?</text:span></text:p>
        </text:list-item>
        <text:list-item>
          <text:p text:style-name="P4"><text:span text:style-name="T12">Précisez l’opération mathématique qui permet de convertir le code d’une lettre majuscule en code de la même lettre en minuscule.</text:span></text:p>
        </text:list-item>
      </text:list>
      <text:p text:style-name="P22"/>
      <text:p text:style-name="P37"/>
      <text:p text:style-name="P37"/>
      <text:p text:style-name="P37"/>
      <text:p text:style-name="P22"/>
      <text:p text:style-name="P17"><text:span text:style-name="T12">2.1 Compléter le programme python ci-dessous : </text:span><text:span text:style-name="T11">(exemple_1.py)</text:span></text:p>
      <text:p text:style-name="P22"/>
      <text:p text:style-name="P32"/>
      <text:p text:style-name="P34"><text:span text:style-name="T7">new_message =</text:span><text:span text:style-name="T23">"" <text:s text:c="4"/></text:span><text:span text:style-name="T35"># initialise new_message avec un message vide<text:line-break/></text:span><text:span text:style-name="T7">message = </text:span><text:span text:style-name="T28">input</text:span><text:span text:style-name="T7">(</text:span><text:span text:style-name="T23">"Veuillez saisir un texte en MAJUSCULE et terminer par ENTER"</text:span><text:span text:style-name="T7">)<text:line-break/></text:span><text:span text:style-name="T28">print</text:span><text:span text:style-name="T7">(</text:span><text:span text:style-name="T23">"Vous avez saisi "</text:span><text:span text:style-name="T7">,message) <text:s/></text:span><text:span text:style-name="T35"># Affiche le message saisi<text:line-break/><text:line-break/></text:span><text:span text:style-name="T29">for </text:span><text:span text:style-name="T7">n </text:span><text:span text:style-name="T29">in </text:span><text:span text:style-name="T7">message: <text:s text:c="14"/></text:span><text:span text:style-name="T35"># pour chaque caractère n dumessage saisi (de la chaine message)<text:line-break/> <text:s text:c="3"/></text:span><text:span text:style-name="T7">code_initial = </text:span><text:span text:style-name="T28">ord</text:span><text:span text:style-name="T7">(n) <text:s text:c="6"/></text:span><text:span text:style-name="T35"># la variable code_initial prend le code (Unicode)<text:line-break/> <text:s text:c="29"/># du caractère courant (n)<text:line-break/> <text:s text:c="3"/></text:span><text:span text:style-name="T7">code_minuscule = code_initial + </text:span><text:span text:style-name="T37">??</text:span><text:bookmark text:name="_GoBack"/><text:span text:style-name="T34"> <text:s text:c="4"/></text:span><text:span text:style-name="T35"># calcul le codecorrespondant au caractère minuscule<text:line-break/><text:line-break/> <text:s text:c="3"/></text:span><text:span text:style-name="T7">car_minuscule = </text:span><text:span text:style-name="T28">chr</text:span><text:span text:style-name="T7">(code_minuscule) </text:span><text:span text:style-name="T35"># car_minuscule prend le caractère/symbole correspondant<text:line-break/> <text:s text:c="39"/>#à la variable code_minuscule<text:line-break/> <text:s text:c="3"/></text:span><text:span text:style-name="T28">print</text:span><text:span text:style-name="T7">(car_minuscule) <text:s text:c="5"/></text:span><text:span text:style-name="T35"># Affiche le caractère obtenu<text:line-break/> <text:s text:c="3"/></text:span><text:span text:style-name="T7">new_message = new_message + car_minuscule <text:s/></text:span><text:span text:style-name="T35"># ajoute le caractère obtenu à new_message<text:line-break/><text:line-break/></text:span><text:span text:style-name="T28">print </text:span><text:span text:style-name="T7">(new_message) <text:s text:c="3"/></text:span><text:span text:style-name="T35"># Affiche le nouveau message</text:span></text:p>
      <text:p text:style-name="P33"/>
      <text:list xml:id="list370544249" text:style-name="WWNum3">
        <text:list-item>
          <text:list>
            <text:list-item>
              <text:p text:style-name="P5"><text:span text:style-name="T12">Améliorer votre programme afin de convertir les lettes en minuscules que si cela est nécessaire</text:span></text:p>
            </text:list-item>
          </text:list>
        </text:list-item>
      </text:list>
      <text:p text:style-name="P22"/>
      <text:p text:style-name="P22"/>
      <text:p text:style-name="P7"/>
      <text:p text:style-name="P10"><text:span text:style-name="T12">2.3 Améliorer de nouveau votre programme en tenant compte des</text:span><text:span text:style-name="T17"> chiffres ou d'autres symboles tels que : @, ! ,'.', …, etc. <text:s/>? </text:span></text:p>
      <text:p text:style-name="P22"/>
      <text:p text:style-name="P22"/>
      <text:p text:style-name="P25"/>
      <text:p text:style-name="P29"/>
      <text:p text:style-name="P17"><text:span text:style-name="T11">Exercice 3</text:span><text:span text:style-name="T13"> : A l’aide de l’éditeur Edupython, tester les programmes suivants :</text:span></text:p>
      <text:p text:style-name="P23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13"/>
          </table:table-cell>
          <table:table-cell table:style-name="Tableau3.B1" office:value-type="string">
            <text:p text:style-name="P16"><text:span text:style-name="T14">Instructions</text:span></text:p>
          </table:table-cell>
          <table:table-cell table:style-name="Tableau3.B1" office:value-type="string">
            <text:p text:style-name="P16"><text:span text:style-name="T14">Résultat affiché sur la console ou commentaires</text:span></text:p>
          </table:table-cell>
        </table:table-row>
        <table:table-row table:style-name="Tableau3.2">
          <table:table-cell table:style-name="Tableau3.A2" office:value-type="string">
            <text:p text:style-name="P36"><text:span text:style-name="T14">Ecriture dans un fichier texte</text:span></text:p>
          </table:table-cell>
          <table:table-cell table:style-name="Tableau3.A1" office:value-type="string">
            <text:p text:style-name="P1"><text:span text:style-name="T31">import </text:span><text:span text:style-name="T9">os<text:line-break/>os.chdir(</text:span><text:span text:style-name="T25">'E:\python mooc'</text:span><text:span text:style-name="T9">)<text:line-break/>fichier=</text:span><text:span text:style-name="T32">open</text:span><text:span text:style-name="T9">(</text:span><text:span text:style-name="T25">"texte.txt"</text:span><text:span text:style-name="T9">,</text:span><text:span text:style-name="T25">"w"</text:span><text:span text:style-name="T9">)<text:line-break/>fichier.write(</text:span><text:span text:style-name="T25">"bonjour\n"</text:span><text:span text:style-name="T9">)<text:line-break/>fichier.write(</text:span><text:span text:style-name="T25">"salut"</text:span><text:span text:style-name="T9">)<text:line-break/>fichier.close()</text:span></text:p>
            <text:p text:style-name="P2"/>
          </table:table-cell>
          <table:table-cell table:style-name="Tableau3.A1" office:value-type="string">
            <text:p text:style-name="Standard"><draw:frame draw:style-name="fr3" text:anchor-type="as-char" svg:width="6.456cm" svg:height="2.196cm" draw:z-index="10"><draw:object-ole xlink:href="./Obj101" xlink:type="simple" xlink:show="embed" xlink:actuate="onLoad"/><draw:image xlink:href="./ObjectReplacements/Obj101" xlink:type="simple" xlink:show="embed" xlink:actuate="onLoad"/></draw:frame></text:p>
            <text:p text:style-name="Standard"/>
            <text:p text:style-name="Standard">W : crée le fichier, si il existe, le fichier est écrasé</text:p>
          </table:table-cell>
        </table:table-row>
        <table:table-row table:style-name="Tableau3.3">
          <table:table-cell table:style-name="Tableau3.A3" office:value-type="string">
            <text:p text:style-name="P36"><text:span text:style-name="T14">Ajouter du texte dans un fichier</text:span></text:p>
          </table:table-cell>
          <table:table-cell table:style-name="Tableau3.A1" office:value-type="string">
            <text:p text:style-name="P1"><text:span text:style-name="T31">import </text:span><text:span text:style-name="T9">os<text:line-break/>os.chdir(</text:span><text:span text:style-name="T25">'E:\python mooc'</text:span><text:span text:style-name="T9">)<text:line-break/>fichier=</text:span><text:span text:style-name="T32">open</text:span><text:span text:style-name="T9">(</text:span><text:span text:style-name="T25">"texte.txt"</text:span><text:span text:style-name="T9">,</text:span><text:span text:style-name="T25">"a"</text:span><text:span text:style-name="T9">)<text:line-break/>fichier.write(</text:span><text:span text:style-name="T25">"hasta luego"</text:span><text:span text:style-name="T9">)<text:line-break/>fichier.close()</text:span></text:p>
            <text:p text:style-name="P13"/>
          </table:table-cell>
          <table:table-cell table:style-name="Tableau3.A1" office:value-type="string">
            <text:p text:style-name="Standard"><draw:frame draw:style-name="fr2" text:anchor-type="as-char" svg:width="6.376cm" svg:height="2.223cm" draw:z-index="11"><draw:object-ole xlink:href="./Obj102" xlink:type="simple" xlink:show="embed" xlink:actuate="onLoad"/><draw:image xlink:href="./ObjectReplacements/Obj102" xlink:type="simple" xlink:show="embed" xlink:actuate="onLoad"/></draw:frame></text:p>
            <text:p text:style-name="P13"/>
            <text:p text:style-name="Standard"><text:span text:style-name="T14">a : ajoute des données en fin de fichier</text:span></text:p>
          </table:table-cell>
        </table:table-row>
        <table:table-row table:style-name="Tableau3.4">
          <table:table-cell table:style-name="Tableau3.A4" office:value-type="string">
            <text:p text:style-name="P36"><text:span text:style-name="T14">Lecture d’un fichier texte</text:span></text:p>
          </table:table-cell>
          <table:table-cell table:style-name="Tableau3.A1" office:value-type="string">
            <text:p text:style-name="P1"><text:span text:style-name="T31">import </text:span><text:span text:style-name="T9">os<text:line-break/>os.chdir(</text:span><text:span text:style-name="T25">'E:\python mooc'</text:span><text:span text:style-name="T9">)<text:line-break/>fichier=</text:span><text:span text:style-name="T32">open</text:span><text:span text:style-name="T9">(</text:span><text:span text:style-name="T25">"texte.txt"</text:span><text:span text:style-name="T9">,</text:span><text:span text:style-name="T25">"r"</text:span><text:span text:style-name="T9">)<text:line-break/>chaine=fichier.read()<text:line-break/></text:span><text:span text:style-name="T32">print</text:span><text:span text:style-name="T9">(chaine)<text:line-break/>fichier.close()</text:span></text:p>
            <text:p text:style-name="P13"/>
          </table:table-cell>
          <table:table-cell table:style-name="Tableau3.A1" office:value-type="string">
            <text:p text:style-name="Standard"><text:span text:style-name="T14">bonjour</text:span></text:p>
            <text:p text:style-name="Standard"><text:span text:style-name="T14">saluthasta luego</text:span></text:p>
          </table:table-cell>
        </table:table-row>
      </table:table>
      <text:p text:style-name="P26"/>
      <text:p text:style-name="P28"/>
      <text:p text:style-name="P30"><text:span text:style-name="T11">Exercice 4</text:span><text:span text:style-name="T13"> : Création de fichiers texte en précisant l’encodage</text:span></text:p>
      <text:p text:style-name="P8"/>
      <text:p text:style-name="P10"><text:span text:style-name="T18">Ouvrez et exécutez </text:span><text:span text:style-name="T17">dans votre éditeur Python le fichier exemple_encodage.py. </text:span><text:span text:style-name="T18">Visualisez</text:span><text:span text:style-name="T17"> avec le Bloc-notes la cohérence du rendu des trois fichiers texte générés.</text:span></text:p>
      <text:p text:style-name="P9"/>
      <text:p text:style-name="P10"><text:span text:style-name="T18">Editez</text:span><text:span text:style-name="T17"> avec le logiciel </text:span><text:a xlink:type="simple" xlink:href="https://hexed.it/" text:style-name="ListLabel_20_9" text:visited-style-name="ListLabel_20_9"><text:span text:style-name="Internet_20_link"><text:span text:style-name="T12">hexed</text:span></text:span></text:a><text:span text:style-name="T17"> chacun de ces fichiers texte et </text:span><text:span text:style-name="T18">observez</text:span><text:span text:style-name="T17"> la cohérence entre le contenu et le codage spécifié dans le programme Python</text:span></text:p>
      <text:p text:style-name="P9"/>
      <text:p text:style-name="P11"/>
      <text:p text:style-name="P34"><text:span text:style-name="T8">message=</text:span><text:span text:style-name="T24">"Spécialité NSI 2019-2020"<text:line-break/><text:line-break/></text:span><text:span text:style-name="T36">#Ouverture/création du fichier1 en encodage Latin 1<text:line-break/></text:span><text:span text:style-name="T8">fichier1=</text:span><text:span text:style-name="T30">open</text:span><text:span text:style-name="T8">(</text:span><text:span text:style-name="T24">"Exemple_encodage_Latin1.txt"</text:span><text:span text:style-name="T8">,</text:span><text:span text:style-name="T24">'w'</text:span><text:span text:style-name="T8">,</text:span><text:span text:style-name="T38">encoding</text:span><text:span text:style-name="T8">=</text:span><text:span text:style-name="T24">"latin-1"</text:span><text:span text:style-name="T8">)<text:line-break/><text:line-break/></text:span><text:span text:style-name="T36">#Ouverture/création du fichier2 en encodage UTF-8<text:line-break/></text:span><text:span text:style-name="T8">fichier2=</text:span><text:span text:style-name="T30">open</text:span><text:span text:style-name="T8">(</text:span><text:span text:style-name="T24">"Exemple_encodage_UTF-8.txt"</text:span><text:span text:style-name="T8">,</text:span><text:span text:style-name="T24">'w'</text:span><text:span text:style-name="T8">,</text:span><text:span text:style-name="T38">encoding</text:span><text:span text:style-name="T8">=</text:span><text:span text:style-name="T24">"utf-8"</text:span><text:span text:style-name="T8">)<text:line-break/><text:line-break/></text:span><text:span text:style-name="T36">#Ouverture/création du fichier1 en encodage UTF-8 avec signature (BOM)<text:line-break/></text:span><text:span text:style-name="T8">fichier3=</text:span><text:span text:style-name="T30">open</text:span><text:span text:style-name="T8">(</text:span><text:span text:style-name="T24">"Exemple_encodage_UTF-8_BOM.txt"</text:span><text:span text:style-name="T8">,</text:span><text:span text:style-name="T24">'w'</text:span><text:span text:style-name="T8">,</text:span><text:span text:style-name="T38">encoding</text:span><text:span text:style-name="T8">=</text:span><text:span text:style-name="T24">"utf-8-sig"</text:span><text:span text:style-name="T8">)<text:line-break/><text:line-break/>fichier1.write(message)<text:line-break/>fichier2.write(message)<text:line-break/>fichier3.write(message)<text:line-break/><text:line-break/>fichier1.close()<text:line-break/>fichier2.close()<text:line-break/>fichier3.close()</text:span></text:p>
      <text:p text:style-name="P9"/>
      <text:p text:style-name="P10"><text:span text:style-name="T17">Remarque :</text:span></text:p>
      <text:p text:style-name="P9"/>
      <text:p text:style-name="P38"><text:span text:style-name="T17">Les scripts Python que nous écrivons sont eux-mêmes des fichiers textes ! Il faut donc veiller à la configuration de l'éditeur de textes utilisé. De façon à ce que Python puisse ensuite les interpréter correctement, il est conseillé d'y inclure des directives comme celles ci-dessous (à placer obligatoirement à la 1</text:span><text:span text:style-name="T39">ère</text:span><text:span text:style-name="T17"> <text:s/>ou la seconde ligne) : </text:span></text:p>
      <text:p text:style-name="P6"><text:span text:style-name="T40"># -*- coding:Utf-8 -*-</text:span></text:p>
      <text:p text:style-name="P6"><text:span text:style-name="T40"># -*- coding:Latin-1 -*-</text:span></text:p>
      <text:p text:style-name="P17"><text:span text:style-name="T19">latin-1</text:span></text:p>
      <text:p text:style-name="P17"><draw:frame draw:style-name="fr1" draw:name="Image 9" text:anchor-type="as-char" svg:width="18.362cm" svg:height="1.111cm" draw:z-index="1"><draw:image xlink:href="Pictures/10000000000002B60000002A1E85230935C22667.png" xlink:type="simple" xlink:show="embed" xlink:actuate="onLoad" loext:mime-type="image/png"/></draw:frame></text:p>
      <text:p text:style-name="P17"><text:span text:style-name="T17">utf-8</text:span></text:p>
      <text:p text:style-name="P17"><draw:frame draw:style-name="fr1" draw:name="Image 10" text:anchor-type="as-char" svg:width="18.595cm" svg:height="1.326cm" draw:z-index="2"><draw:image xlink:href="Pictures/10000000000002BF0000003267DEF4DC36A7D37E.png" xlink:type="simple" xlink:show="embed" xlink:actuate="onLoad" loext:mime-type="image/png"/></draw:frame></text:p>
      <text:p text:style-name="P17"><text:span text:style-name="T17">utf-8-sig</text:span></text:p>
      <text:p text:style-name="P17"><draw:frame draw:style-name="fr1" draw:name="Image 11" text:anchor-type="as-char" svg:width="18.387cm" svg:height="1.157cm" draw:z-index="3"><draw:image xlink:href="Pictures/10000000000002B70000002CD9F9B63AAB61454A.png" xlink:type="simple" xlink:show="embed" xlink:actuate="onLoad" loext:mime-type="image/png"/></draw:frame></text:p>
      <text:p text:style-name="P27"/>
      <text:p text:style-name="P31"><text:span text:style-name="T16">Annexe 1</text:span></text:p>
      <text:p text:style-name="P12"><text:span text:style-name="T10">Liste des méthodes standard sur les fichiers :</text:span></text:p>
      <table:table table:name="Tableau4" table:style-name="Tableau4">
        <table:table-column table:style-name="Tableau4.A"/>
        <table:table-column table:style-name="Tableau4.B"/>
        <table:table-header-rows>
          <table:table-row table:style-name="Tableau4.1">
            <table:table-cell table:style-name="Tableau4.A1" office:value-type="string">
              <text:p text:style-name="P16"><text:span text:style-name="T42">Instruction</text:span></text:p>
            </table:table-cell>
            <table:table-cell table:style-name="Tableau4.A1" office:value-type="string">
              <text:p text:style-name="P16"><text:span text:style-name="T42">Effet</text:span></text:p>
            </table:table-cell>
          </table:table-row>
        </table:table-header-rows>
        <table:table-row table:style-name="Tableau4.1">
          <table:table-cell table:style-name="Tableau4.A2" office:value-type="string">
            <text:p text:style-name="Standard"><text:span text:style-name="T44">f=open(“fichier”) </text:span></text:p>
          </table:table-cell>
          <table:table-cell table:style-name="Tableau4.B2" office:value-type="string">
            <text:p text:style-name="Standard"><text:span text:style-name="T44">ouvre “fichier” en lecture</text:span></text:p>
          </table:table-cell>
        </table:table-row>
        <table:table-row table:style-name="Tableau4.1">
          <table:table-cell table:style-name="Tableau4.A3" office:value-type="string">
            <text:p text:style-name="Standard"><text:span text:style-name="T44">f=open(“fichier”,”w”) </text:span></text:p>
          </table:table-cell>
          <table:table-cell table:style-name="Tableau4.B3" office:value-type="string">
            <text:p text:style-name="Standard"><text:span text:style-name="T44">ouvre “fichier” en écriture</text:span></text:p>
          </table:table-cell>
        </table:table-row>
        <table:table-row table:style-name="Tableau4.1">
          <table:table-cell table:style-name="Tableau4.A4" office:value-type="string">
            <text:p text:style-name="Standard"><text:span text:style-name="T44">f=open(“fichier”,”a”) </text:span></text:p>
          </table:table-cell>
          <table:table-cell table:style-name="Tableau4.B4" office:value-type="string">
            <text:p text:style-name="Standard"><text:span text:style-name="T44">ouvre “fichier” en écriture en rajoutant après les données déjà présentes</text:span></text:p>
          </table:table-cell>
        </table:table-row>
        <table:table-row table:style-name="Tableau4.1">
          <table:table-cell table:style-name="Tableau4.A5" office:value-type="string">
            <text:p text:style-name="Standard"><text:span text:style-name="T44">f.read() </text:span></text:p>
          </table:table-cell>
          <table:table-cell table:style-name="Tableau4.B5" office:value-type="string">
            <text:p text:style-name="Standard"><text:span text:style-name="T44">retourne le contenu du fichier f</text:span></text:p>
          </table:table-cell>
        </table:table-row>
        <table:table-row table:style-name="Tableau4.1">
          <table:table-cell table:style-name="Tableau4.A6" office:value-type="string">
            <text:p text:style-name="Standard"><text:span text:style-name="T44">f.readline() </text:span></text:p>
          </table:table-cell>
          <table:table-cell table:style-name="Tableau4.B6" office:value-type="string">
            <text:p text:style-name="Standard"><text:span text:style-name="T44">lit une ligne</text:span></text:p>
          </table:table-cell>
        </table:table-row>
        <table:table-row table:style-name="Tableau4.1">
          <table:table-cell table:style-name="Tableau4.A7" office:value-type="string">
            <text:p text:style-name="Standard"><text:span text:style-name="T44">f.readlines() </text:span></text:p>
          </table:table-cell>
          <table:table-cell table:style-name="Tableau4.B7" office:value-type="string">
            <text:p text:style-name="Standard"><text:span text:style-name="T44">renvoie la liste des lignes de f</text:span></text:p>
          </table:table-cell>
        </table:table-row>
        <table:table-row table:style-name="Tableau4.1">
          <table:table-cell table:style-name="Tableau4.A8" office:value-type="string">
            <text:p text:style-name="Standard"><text:span text:style-name="T44">f.write(s) </text:span></text:p>
          </table:table-cell>
          <table:table-cell table:style-name="Tableau4.B8" office:value-type="string">
            <text:p text:style-name="Standard"><text:span text:style-name="T44">écrit la chaîne de caractère dans le fichier f</text:span></text:p>
          </table:table-cell>
        </table:table-row>
        <table:table-row table:style-name="Tableau4.1">
          <table:table-cell table:style-name="Tableau4.A9" office:value-type="string">
            <text:p text:style-name="Standard"><text:span text:style-name="T44">f.close() </text:span></text:p>
          </table:table-cell>
          <table:table-cell table:style-name="Tableau4.B9" office:value-type="string">
            <text:p text:style-name="Standard"><text:span text:style-name="T44">ferme le fichier f</text:span></text:p>
          </table:table-cell>
        </table:table-row>
      </table:table>
      <text:p text:style-name="P13"/>
      <text:p text:style-name="P24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0">TP codage ASCII d’après E. BANSIÈRE – P. JONI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1" svg:font-family="'Courier New'" style:font-adornments="Normal" style:font-family-generic="modern" style:font-pitch="fixed"/>
    <style:font-face style:name="Abadi MT Condensed Light" svg:font-family="'Abadi MT Condensed Light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loext:contextual-spacing="false" fo:line-height="100%" fo:keep-with-next="always"/>
      <style:text-properties style:font-name="Abadi MT Condensed Light" fo:font-family="'Abadi MT Condensed Light'" style:font-family-generic="roman" style:font-pitch="variable" fo:font-size="10pt" fo:font-weight="bold" style:font-name-asian="Times New Roman" style:font-family-asian="'Times New Roman'" style:font-family-generic-asian="system" style:font-pitch-asian="variable" style:font-size-asian="10pt" style:language-asian="fr" style:country-asian="FR" style:font-weight-asian="bold" style:font-name-complex="Times New Roman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default-outline-level="">
      <style:paragraph-properties fo:margin-left="0.353cm" fo:margin-right="0.353cm" fo:margin-top="0.353cm" fo:margin-bottom="0.353cm" loext:contextual-spacing="false" fo:text-align="start" style:justify-single-word="false" fo:orphans="2" fo:widows="2" fo:text-indent="0cm" style:auto-text-indent="false" style:writing-mode="lr-tb"/>
      <style:text-properties style:font-name="Arial" fo:font-family="Arial" style:font-family-generic="roman" style:font-pitch="variable" fo:font-size="11pt" style:font-name-asian="Times New Roman" style:font-family-asian="'Times New Roman'" style:font-family-generic-asian="system" style:font-pitch-asian="variable" style:font-size-asian="11pt" style:font-name-complex="Arial2" style:font-family-complex="Arial" style:font-family-generic-complex="system" style:font-pitch-complex="variable" style:font-size-complex="11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2" style:font-family-complex="'Courier New'" style:font-family-generic-complex="system" style:font-pitch-complex="variable" style:font-size-complex="10pt"/>
    </style:style>
    <style:style style:name="Paragraphe_20_de_20_liste1" style:display-name="Paragraphe de liste1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Strong" style:family="text">
      <style:text-properties fo:font-weight="bold" style:font-weight-asian="bold" style:font-weight-complex="bold"/>
    </style:style>
    <style:style style:name="romain1" style:family="text">
      <style:text-properties fo:font-variant="small-caps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itre_20_8_20_Car" style:display-name="Titre 8 Car" style:family="text">
      <style:text-properties style:font-name="Abadi MT Condensed Light" fo:font-family="'Abadi MT Condensed Light'" style:font-family-generic="roman" style:font-pitch="variable" fo:font-weight="bold" style:font-name-asian="Times New Roman" style:font-family-asian="'Times New Roman'" style:font-family-generic-asian="system" style:font-pitch-asian="variable" style:font-weight-asian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style:font-name-asian="Times New Roman" style:font-family-asian="'Times New Roman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Mention_20_non_20_résolue1" style:display-name="Mention non résolue1" style:family="text" style:parent-style-name="Default_20_Paragraph_20_Font">
      <style:text-properties fo:color="#605e5c" fo:background-color="#e1dfdd"/>
    </style:style>
    <style:style style:name="s1" style:family="text" style:parent-style-name="Default_20_Paragraph_20_Font"/>
    <style:style style:name="o" style:family="text" style:parent-style-name="Default_20_Paragraph_20_Font"/>
    <style:style style:name="n" style:family="text" style:parent-style-name="Default_20_Paragraph_20_Font"/>
    <style:style style:name="p" style:family="text" style:parent-style-name="Default_20_Paragraph_20_Font"/>
    <style:style style:name="mi" style:family="text" style:parent-style-name="Default_20_Paragraph_20_Font"/>
    <style:style style:name="mf" style:family="text" style:parent-style-name="Default_20_Paragraph_20_Fon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highlighted" style:family="text" style:parent-style-name="Default_20_Paragraph_20_Font"/>
    <style:style style:name="sig-paren" style:family="text" style:parent-style-name="Default_20_Paragraph_20_Font"/>
    <style:style style:name="Titre_20_2_20_Car" style:display-name="Titre 2 Car" style:family="text" style:parent-style-name="Default_20_Paragraph_20_Font">
      <style:text-properties fo:color="#365f91" style:font-name="Cambria" fo:font-family="Cambria" style:font-family-generic="roman" style:font-pitch="variable" fo:font-size="13pt" style:font-name-asian="F" style:font-family-generic-asian="system" style:font-pitch-asian="variable" style:font-size-asian="13pt" style:language-asian="en" style:country-asian="US" style:font-name-complex="F" style:font-family-generic-complex="system" style:font-pitch-complex="variable" style:font-size-complex="13pt"/>
    </style:style>
    <style:style style:name="ez-toc-section" style:family="text" style:parent-style-name="Default_20_Paragraph_20_Fon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itre_20_3_20_Car" style:display-name="Titre 3 Car" style:family="text" style:parent-style-name="Default_20_Paragraph_20_Font">
      <style:text-properties fo:color="#4f81bd" style:font-name="Cambria" fo:font-family="Cambria" style:font-family-generic="roman" style:font-pitch="variable" fo:font-size="11pt" fo:font-weight="bold" style:font-name-asian="F" style:font-family-generic-asian="system" style:font-pitch-asian="variable" style:font-size-asian="11pt" style:language-asian="en" style:country-asian="US" style:font-weight-asian="bold" style:font-name-complex="F" style:font-family-generic-complex="system" style:font-pitch-complex="variable" style:font-size-complex="11pt" style:font-weight-complex="bold"/>
    </style:style>
    <style:style style:name="Titre_20_1_20_Car" style:display-name="Titre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language-asian="en" style:country-asian="US" style:font-weight-asian="bold" style:font-name-complex="F" style:font-family-generic-complex="system" style:font-pitch-complex="variable" style:font-size-complex="14pt" style:font-weight-complex="bold"/>
    </style:style>
    <style:style style:name="lang-en" style:family="text" style:parent-style-name="Default_20_Paragraph_20_Font"/>
    <style:style style:name="ListLabel_20_1" style:display-name="ListLabel 1" style:family="text">
      <style:text-properties style:font-name="Arial" fo:font-family="Arial" style:font-family-generic="roman" style:font-pitch="variable" fo:font-size="12pt"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Arial" fo:font-family="Arial" style:font-family-generic="roman" style:font-pitch="variable" fo:font-size="12pt" style:font-size-asian="12pt" style:font-name-complex="Arial2" style:font-family-complex="Arial" style:font-family-generic-complex="system" style:font-pitch-complex="variable" style:font-size-complex="12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5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T1" style:family="text">
      <style:text-properties style:font-name="Arial" fo:font-size="10pt" style:font-size-asian="10pt" style:font-name-complex="Arial2" style:font-size-complex="10pt"/>
    </style:style>
    <style:style style:name="MT2" style:family="text">
      <style:text-properties style:font-name="Arial" fo:font-size="10pt" fo:font-weight="bold" style:font-size-asian="10pt" style:font-weight-asian="bold" style:font-name-complex="Arial2" style:font-size-complex="10pt"/>
    </style:style>
    <style:style style:name="MT3" style:family="text">
      <style:text-properties style:font-name="Arial" style:font-name-complex="Arial2"/>
    </style:style>
    <style:style style:name="MT4" style:family="text">
      <style:text-properties style:font-name="Arial" fo:font-size="12pt" fo:font-weight="bold" style:font-size-asian="12pt" style:font-weight-asian="bold" style:font-name-complex="Arial2" style:font-size-complex="12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1.27cm" fo:margin-right="0.74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1NSI – TP Codage<text:tab/><text:tab/></text:span><text:span text:style-name="MT2">TP</text:span></text:p>
      </style:header>
      <style:footer>
        <text:p text:style-name="MP2"><text:s/><text:file-name text:display="name-and-extension">TP_Codage.docx</text:file-name><text:span text:style-name="MT3"><text:s/></text:span><draw:frame draw:style-name="Mfr1" draw:name="Image 3" text:anchor-type="as-char" svg:width="1.536cm" svg:height="0.538cm" draw:z-index="8"><draw:image xlink:href="Pictures/100000000000017C0000008590AC5706B67F9854.png" xlink:type="simple" xlink:show="embed" xlink:actuate="onLoad" loext:mime-type="image/png"/><svg:desc>téléchargement.png</svg:desc></draw:frame><text:span text:style-name="MT3"><text:tab/><text:tab/></text:span><text:span text:style-name="MT4">Page </text:span><text:span text:style-name="MT4"><text:page-number text:select-page="current">3</text:page-number></text:span><text:span text:style-name="MT4">/</text:span><text:span text:style-name="MT4"><text:page-count>5</text:page-count></text:span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anthony</meta:initial-creator>
    <meta:editing-cycles>5</meta:editing-cycles>
    <meta:print-date>2019-11-25T07:46:00</meta:print-date>
    <meta:creation-date>2019-12-17T19:32:00</meta:creation-date>
    <dc:date>2019-12-17T20:34:15.799000000</dc:date>
    <meta:editing-duration>PT2M33S</meta:editing-duration>
    <meta:generator>LibreOffice/6.3.3.2$Windows_X86_64 LibreOffice_project/a64200df03143b798afd1ec74a12ab50359878ed</meta:generator>
    <meta:document-statistic meta:table-count="4" meta:image-count="5" meta:object-count="3" meta:page-count="5" meta:paragraph-count="90" meta:word-count="708" meta:character-count="5226" meta:non-whitespace-character-count="4450"/>
    <meta:user-defined meta:name="AppVersion">16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